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715cm"/>
    </style:style>
    <style:style style:name="co4" style:family="table-column">
      <style:table-column-properties fo:break-before="auto" style:column-width="18.06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fo:color="#000000" style:text-outline="false" style:text-line-through-style="none" style:font-name="Courier New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justify" fo:margin-left="0cm"/>
      <style:text-properties fo:color="#000000" style:text-outline="false" style:text-line-through-style="none" style:font-name="Courier New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eeeee"/>
      <style:text-properties fo:color="#000000" style:text-outline="false" style:text-line-through-style="none" style:font-name="Courier New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eeeeee"/>
      <style:text-properties fo:color="#000000" style:text-outline="false" style:text-line-through-style="none" style:font-name="Courier New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eeeee"/>
      <style:text-properties fo:color="#000000" fo:font-weight="normal" style:font-weight-asian="normal" style:font-weight-complex="normal"/>
    </style:style>
    <style:style style:name="ce7" style:family="table-cell" style:parent-style-name="Default">
      <style:text-properties fo:color="#000000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fo:background-color="#eeeeee"/>
      <style:text-properties fo:color="#000000" fo:font-weight="bold" style:font-weight-asian="bold" style:font-weight-complex="bold"/>
    </style:style>
    <style:style style:name="ce11" style:family="table-cell" style:parent-style-name="Default">
      <style:text-properties fo:color="#000000" style:text-outline="false" style:text-line-through-style="none" style:font-name="Courier New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ce6"/>
        <table:table-column table:style-name="co2" table:number-columns-repeated="4" table:default-cell-style-name="ce9"/>
        <table:table-column table:style-name="co4" table:default-cell-style-name="ce9"/>
        <table:table-column table:style-name="co2" table:number-columns-repeated="1018" table:default-cell-style-name="ce9"/>
        <table:table-row table:style-name="ro1">
          <table:table-cell table:style-name="ce1" office:value-type="string" table:number-columns-spanned="6" table:number-rows-spanned="1">
            <text:p><text:s/>Total of 120 control bits. this requires 15 ROMS.</text:p>
          </table:table-cell>
          <table:covered-table-cell table:number-columns-repeated="5" table:style-name="ce7"/>
          <table:table-cell table:number-columns-repeated="1018"/>
        </table:table-row>
        <table:table-row table:style-name="ro1">
          <table:table-cell table:style-name="ce1" office:value-type="string" table:number-columns-spanned="6" table:number-rows-spanned="1">
            <text:p><text:s/>About 26 of which are used inside the microcode board itself</text:p>
          </table:table-cell>
          <table:covered-table-cell table:number-columns-repeated="5" table:style-name="ce7"/>
          <table:table-cell table:number-columns-repeated="1018"/>
        </table:table-row>
        <table:table-row table:style-name="ro1">
          <table:table-cell table:style-name="ce1" office:value-type="string" table:number-columns-spanned="6" table:number-rows-spanned="1">
            <text:p><text:s/>A total of ~86 lines need to be sent out only</text:p>
          </table:table-cell>
          <table:covered-table-cell table:number-columns-repeated="5" table:style-name="ce7"/>
          <table:table-cell table:number-columns-repeated="1018"/>
        </table:table-row>
        <table:table-row table:style-name="ro1">
          <table:table-cell table:style-name="ce2" table:number-columns-spanned="6" table:number-rows-spanned="1"/>
          <table:covered-table-cell table:number-columns-repeated="5" table:style-name="ce8"/>
          <table:table-cell table:number-columns-repeated="1018"/>
        </table:table-row>
        <table:table-row table:style-name="ro1">
          <table:table-cell table:style-name="ce1" office:value-type="string" table:number-columns-spanned="6" table:number-rows-spanned="1">
            <text:p>x : 31 registers + TDR(2) + MDR(4) + INT_STATUS + INT_CODE = 39 *** needs 6 bits</text:p>
          </table:table-cell>
          <table:covered-table-cell table:number-columns-repeated="5" table:style-name="ce7"/>
          <table:table-cell table:number-columns-repeated="1018"/>
        </table:table-row>
        <table:table-row table:style-name="ro1">
          <table:table-cell table:style-name="ce1" office:value-type="string" table:number-columns-spanned="5" table:number-rows-spanned="1">
            <text:p>y : TDR(2) + MDR(4) + IMM_Y(1) + DATA(1) ******* needs 3 bits</text:p>
          </table:table-cell>
          <table:covered-table-cell table:number-columns-repeated="4" table:style-name="ce7"/>
          <table:table-cell table:style-name="ce7"/>
          <table:table-cell table:number-columns-repeated="1018"/>
        </table:table-row>
        <table:table-row table:style-name="ro1">
          <table:table-cell table:style-name="ce1" table:number-columns-spanned="5" table:number-rows-spanned="1"/>
          <table:covered-table-cell table:number-columns-repeated="4" table:style-name="ce7"/>
          <table:table-cell table:style-name="ce7"/>
          <table:table-cell table:number-columns-repeated="1018"/>
        </table:table-row>
        <table:table-row table:style-name="ro1">
          <table:table-cell table:style-name="ce1" office:value-type="string" table:number-columns-spanned="6" table:number-rows-spanned="1">
            <text:p>************************* NOTES ***********************************</text:p>
          </table:table-cell>
          <table:covered-table-cell table:number-columns-repeated="5" table:style-name="ce7"/>
          <table:table-cell table:number-columns-repeated="1018"/>
        </table:table-row>
        <table:table-row table:style-name="ro1">
          <table:table-cell table:style-name="ce1" table:number-columns-spanned="6" table:number-rows-spanned="1"/>
          <table:covered-table-cell table:number-columns-repeated="5" table:style-name="ce7"/>
          <table:table-cell table:number-columns-repeated="1018"/>
        </table:table-row>
        <table:table-row table:style-name="ro1">
          <table:table-cell table:style-name="ce1" office:value-type="string" table:number-columns-spanned="6" table:number-rows-spanned="1">
            <text:p>REMEMBER TO FIX THE LOCATION OF EVERY CONTROL BIT</text:p>
          </table:table-cell>
          <table:covered-table-cell table:number-columns-repeated="5" table:style-name="ce7"/>
          <table:table-cell table:number-columns-repeated="1018"/>
        </table:table-row>
        <table:table-row table:style-name="ro1">
          <table:table-cell table:style-name="ce1" office:value-type="string" table:number-columns-spanned="6" table:number-rows-spanned="1">
            <text:p>SO THAT THE ROM BITS CAN HAVE THE SHORTEST PATH TO THEIR DESTINATION.</text:p>
          </table:table-cell>
          <table:covered-table-cell table:number-columns-repeated="5" table:style-name="ce7"/>
          <table:table-cell table:number-columns-repeated="1018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1" office:value-type="string">
            <text:p>BACKPLANE BUS SIGNAL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clock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reset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final_RD <text:s text:c="3"/>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final_WR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ir0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ir1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ir2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ir3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ir4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ir5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ir6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ir7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TRAP</text:p>
          </table:table-cell>
          <table:table-cell table:style-name="Default" table:number-columns-repeated="1023"/>
        </table:table-row>
        <table:table-row table:style-name="ro1">
          <table:table-cell table:style-name="ce3" office:value-type="string">
            <text:p>dma_req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dma_ack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WAIT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d0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d1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d2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d3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d4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d5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d6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d7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0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1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2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3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4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5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6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7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8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9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10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11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12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13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14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15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16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17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18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19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20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21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22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23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1" office:value-type="string">
            <text:p>Name</text:p>
          </table:table-cell>
          <table:table-cell table:style-name="ce10" office:value-type="string">
            <text:p>Board</text:p>
          </table:table-cell>
          <table:table-cell table:style-name="ce6" table:number-columns-repeated="3"/>
          <table:table-cell table:style-name="ce10" office:value-type="string">
            <text:p>Notes</text:p>
          </table:table-cell>
          <table:table-cell table:style-name="ce6" table:number-columns-repeated="1018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typ_0</text:p>
          </table:table-cell>
          <table:table-cell office:value-type="string">
            <text:p>ucod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yp_1</text:p>
          </table:table-cell>
          <table:table-cell office:value-type="string">
            <text:p>ucod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FLAG_SRC_0 <text:s text:c="4"/></text:p>
          </table:table-cell>
          <table:table-cell office:value-type="string">
            <text:p>ucode</text:p>
          </table:table-cell>
          <table:table-cell table:number-columns-repeated="3"/>
          <table:table-cell table:style-name="ce11" office:value-type="string">
            <text:p>programmer's flag, microcode flags, or directly from ALU ?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LAG_SRC_1 <text:s text:c="3"/></text:p>
          </table:table-cell>
          <table:table-cell office:value-type="string">
            <text:p>ucod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FLAG_SRC_UZF_ALU_AND <text:s text:c="2"/></text:p>
          </table:table-cell>
          <table:table-cell office:value-type="string">
            <text:p>ucod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ond_sel_0 <text:s text:c="3"/></text:p>
          </table:table-cell>
          <table:table-cell office:value-type="string">
            <text:p>ucod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ond_sel_1 <text:s text:c="3"/></text:p>
          </table:table-cell>
          <table:table-cell office:value-type="string">
            <text:p>ucod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ond_sel_2 <text:s text:c="4"/></text:p>
          </table:table-cell>
          <table:table-cell office:value-type="string">
            <text:p>ucode</text:p>
          </table:table-cell>
          <table:table-cell table:number-columns-repeated="102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COND_SEL_3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cond_invert <text:s text:c="2"/></text:p>
          </table:table-cell>
          <table:table-cell office:value-type="string">
            <text:p>ucod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OFFSET0 <text:s/></text:p>
          </table:table-cell>
          <table:table-cell office:value-type="string">
            <text:p>ucod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OFFSET1</text:p>
          </table:table-cell>
          <table:table-cell office:value-type="string">
            <text:p>ucod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OFFSET2</text:p>
          </table:table-cell>
          <table:table-cell office:value-type="string">
            <text:p>ucod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OFFSET3</text:p>
          </table:table-cell>
          <table:table-cell office:value-type="string">
            <text:p>ucod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OFFSET4</text:p>
          </table:table-cell>
          <table:table-cell office:value-type="string">
            <text:p>ucod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OFFSET5</text:p>
          </table:table-cell>
          <table:table-cell office:value-type="string">
            <text:p>ucode</text:p>
          </table:table-cell>
          <table:table-cell table:number-columns-repeated="102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OFFSET6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OFFSET7</text:p>
          </table:table-cell>
          <table:table-cell office:value-type="string">
            <text:p>ucod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U_ZF_IN_SRC_0 <text:s/></text:p>
          </table:table-cell>
          <table:table-cell office:value-type="string">
            <text:p>ucod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U_ZF_IN_SRC_1 <text:s/></text:p>
          </table:table-cell>
          <table:table-cell office:value-type="string">
            <text:p>ucod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U_CF_IN_SRC_0 <text:s/></text:p>
          </table:table-cell>
          <table:table-cell office:value-type="string">
            <text:p>ucod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U_CF_IN_SRC_1 <text:s/></text:p>
          </table:table-cell>
          <table:table-cell office:value-type="string">
            <text:p>ucod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U_SF_IN_SRC <text:s text:c="2"/></text:p>
          </table:table-cell>
          <table:table-cell office:value-type="string">
            <text:p>ucod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U_OF_IN_SRC <text:s text:c="2"/></text:p>
          </table:table-cell>
          <table:table-cell office:value-type="string">
            <text:p>ucode</text:p>
          </table:table-cell>
          <table:table-cell table:number-columns-repeated="1022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TRAP_ACK <text:s text:c="2"/></text:p>
          </table:table-cell>
          <table:table-cell office:value-type="string">
            <text:p>ucod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INT_ACK <text:s/>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ZF_IN_SRC_0 <text:s text:c="2"/>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ZF_IN_SRC_1 <text:s text:c="2"/>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CF_IN_SRC_0 <text:s text:c="2"/>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CF_IN_SRC_1 <text:s text:c="2"/>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CF_IN_SRC_2 <text:s text:c="2"/>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SF_IN_SRC_0 <text:s text:c="2"/>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SF_IN_SRC_1 <text:s text:c="2"/>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OF_IN_SRC_0 <text:s text:c="2"/>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OF_IN_SRC_1 <text:s text:c="2"/>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OF_IN_SRC_2 <text:s text:c="2"/>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LU_op0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LU_op1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LU_op2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LU_op3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ALU_mod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LU_CF_IN_SRC0 <text:s/>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LU_CF_IN_SRC1 <text:s/>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LU_CF_IN_SRC2 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LU_CF_OUT_INV <text:s/>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LU_X_SRC_0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LU_X_SRC_1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LU_X_SRC_2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ALU_X_SRC_3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LU_X_SRC_4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LU_X_SRC_5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LU_X_SRC_6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LU_Y_SRC_0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LU_Y_SRC_1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LU_Y_SRC_2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LU_Y_SRC_3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ALU_Y_SRC_4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ZBUS_IN_SRC_0 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ZBUS_IN_SRC_1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SHR_MSB_SRC_0 <text:s/>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SHR_MSB_SRC_1 <text:s text:c="2"/>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SHR_MSB_SRC_2 <text:s/>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MDRL_IN_src <text:s text:c="2"/>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MDRH_IN_src <text:s text:c="2"/>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MDR_DATA_OUT_SRC_0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MDR_DATA_OUT_SRC_1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DDR_SEGMENT_SRC_0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DDR_SEGMENT_SRC_1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DDR_OFFSET_SRC_0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DDR_OFFSET_SRC_1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SIDI_IN_SRC <text:s/>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PMSC_SRC <text:s text:c="2"/>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PMSC_SRC_0 <text:s text:c="2"/>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PMSC_SRC_1 <text:s text:c="2"/>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_L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_H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B_L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B_H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C_L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C_H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D_L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D_H_WE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CS_L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CS_H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DS_L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DS_H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SS_L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SS_H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ES_L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ES_H_WE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SI_L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SI_H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DI_L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DI_H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SPL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SPH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BPL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BPH_WE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PCL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PCH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IR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INT_CODE_WE <text:s/>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MASK_FLAGS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UX_FLAGS_WE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tdr_L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tdr_H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MAR_L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MAR_H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MDRL_L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MDRL_H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MDRH_L_WE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MDRH_H_WE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immy_0 <text:s text:c="2"/>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immy_1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immy_2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immy_3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immy_4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immy_5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immy_6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immy_7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imm_addr_0 <text:s text:c="2"/>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imm_addr_1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imm_addr_2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imm_addr_3 <text:s/>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RD <text:s text:c="3"/>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WR <text:s text:c="3"/>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M_IO</text:p>
          </table:table-cell>
          <table:table-cell table:number-columns-repeated="1023"/>
        </table:table-row>
        <table:table-row table:style-name="ro1" table:number-rows-repeated="3">
          <table:table-cell table:style-name="ce3"/>
          <table:table-cell table:number-columns-repeated="1023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3">23/09/2018</text:date>, <text:time>05:4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C</meta:initial-creator>
    <meta:creation-date>2018-09-09T01:17:18.65</meta:creation-date>
    <dc:date>2018-09-23T05:44:24.87</dc:date>
    <dc:creator>P C</dc:creator>
    <meta:editing-duration>P3DT16H38M4S</meta:editing-duration>
    <meta:editing-cycles>46</meta:editing-cycles>
    <meta:generator>OpenOffice/4.1.0$Win32 OpenOffice.org_project/410m18$Build-9764</meta:generator>
    <meta:document-statistic meta:table-count="3" meta:cell-count="211" meta:object-count="0"/>
  </office:meta>
</office:document-meta>
</file>